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fault Monospace" svg:font-family="'Default Monospace'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9a3" officeooo:paragraph-rsid="0006c9a3"/>
    </style:style>
    <style:style style:name="P2" style:family="paragraph" style:parent-style-name="Standard">
      <style:text-properties officeooo:rsid="0006fb80" officeooo:paragraph-rsid="0006fb80"/>
    </style:style>
    <style:style style:name="T1" style:family="text">
      <style:text-properties style:font-name="Default Monospace" fo:font-size="10pt"/>
    </style:style>
    <style:style style:name="T2" style:family="text">
      <style:text-properties style:font-name="Default Monospace" fo:font-size="10p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MINE:</text:p>
      <text:p text:style-name="P1"/>
      <text:p text:style-name="P2">Here our Redmine ip :10.138.97.226</text:p>
      <text:p text:style-name="P2">auth: <text:a xlink:type="simple" xlink:href="http://10.138.97.226/redmine/projects.xml?key=670a3ffd88e8e3d0f4abec1c231bfe93ef8076d2" office:target-frame-name="_blank" xlink:show="new"><text:span text:style-name="T1">670a3ffd88e8e3d0f4abec1c231bfe93ef8076d2</text:span></text:a></text:p>
      <text:p text:style-name="P2"><text:span text:style-name="T1"><text:line-break/>Redmine-Curl commands to create project,user and group.<text:line-break/><text:line-break/>To create project:<text:line-break/><text:line-break/>curl -X POST -d '&lt;project&gt;&lt;name&gt;</text:span><text:span text:style-name="T2">Redmine</text:span><text:span text:style-name="T1">&lt;/name&gt;&lt;identifier&gt;redmin&lt;/identifier&gt;&lt;description&gt;Redmine is a flexible project management web application written using Ruby on Rails framework.&lt;/description&gt;&lt;/project&gt;' -H 'Content-type:application/xml' </text:span><text:a xlink:type="simple" xlink:href="http://10.138.97.226/redmine/projects.xml?key=670a3ffd88e8e3d0f4abec1c231bfe93ef8076d2" office:target-frame-name="_blank" xlink:show="new"><text:span text:style-name="T1">http://10.138.97.226/redmine/projects.xml?key=670a3ffd88e8e3d0f4abec1c231bfe93ef8076d2</text:span></text:a><text:span text:style-name="T1"><text:line-break/><text:line-break/>To create user:<text:line-break/><text:line-break/>curl -X POST -d '&lt;user&gt;&lt;login&gt;</text:span><text:span text:style-name="T2">username&lt;/</text:span><text:span text:style-name="T1">login&gt;&lt;firstname&gt;</text:span><text:span text:style-name="T2">Kavya</text:span><text:span text:style-name="T1">&lt;/firstname&gt;&lt;lastname&gt;</text:span><text:span text:style-name="T2">Reddy</text:span><text:span text:style-name="T1">&lt;/lastname&gt;&lt;password&gt;</text:span><text:span text:style-name="T2">password</text:span><text:span text:style-name="T1">&lt;/password&gt;&lt;mail&gt;</text:span><text:span text:style-name="T2">mail@tcs.com</text:span><text:span text:style-name="T1">&lt;/mail&gt;&lt;/user&gt;' -H 'Content-Type: application/xml' </text:span><text:a xlink:type="simple" xlink:href="http://10.138.97.226/redmine/users.xml?key=670a3ffd88e8e3d0f4abec1c231bfe93ef8076d2" office:target-frame-name="_blank" xlink:show="new"><text:span text:style-name="T1">http://10.138.97.226/redmine/users.xml?key=670a3ffd88e8e3d0f4abec1c231bfe93ef8076d2</text:span></text:a><text:span text:style-name="T1"><text:line-break/><text:line-break/><text:line-break/>To create group:<text:line-break/><text:line-break/>curl -X POST -d '&lt;group&gt;&lt;name&gt;</text:span><text:span text:style-name="T2">Developers</text:span><text:span text:style-name="T1">&lt;/name&gt;&lt;/group&gt;' -H 'Content-Type: application/xml' </text:span><text:a xlink:type="simple" xlink:href="http://10.138.97.226/redmine/groups.xml?key=670a3ffd88e8e3d0f4abec1c231bfe93ef8076d2" office:target-frame-name="_blank" xlink:show="new"><text:span text:style-name="T1">http://10.138.97.226/redmine/groups.xml?key=670a3ffd88e8e3d0f4abec1c231bfe93ef8076d2</text:span></text:a><text:span text:style-name="T1"><text:line-break/><text:line-break/>curl -X POST -d '&lt;group&gt;&lt;name&gt;</text:span><text:span text:style-name="T2">QA Team</text:span><text:span text:style-name="T1">&lt;/name&gt;&lt;/group&gt;' -H 'Content-Type: application/xml' </text:span><text:a xlink:type="simple" xlink:href="http://10.138.97.226/redmine/groups.xml?key=670a3ffd88e8e3d0f4abec1c231bfe93ef8076d2" office:target-frame-name="_blank" xlink:show="new"><text:span text:style-name="T1">http://10.138.97.226/redmine/groups.xml?key=670a3ffd88e8e3d0f4abec1c231bfe93ef8076d2</text:span></text:a><text:span text:style-name="T1"><text:line-break/></text:span></text:p>
      <text:p text:style-name="P2"><text:span text:style-name="T1">curl -X POST -d '&lt;group&gt;&lt;name&gt;</text:span><text:span text:style-name="T2">Ops Team</text:span><text:span text:style-name="T1">&lt;/name&gt;&lt;/group&gt;' -H 'Content-Type: application/xml' </text:span><text:a xlink:type="simple" xlink:href="http://10.138.97.226/redmine/groups.xml?key=670a3ffd88e8e3d0f4abec1c231bfe93ef8076d2" office:target-frame-name="_blank" xlink:show="new"><text:span text:style-name="T1">http://10.138.97.226/redmine/groups.xml?key=670a3ffd88e8e3d0f4abec1c231bfe93ef8076d2</text:span></text:a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fault Monospace" svg:font-family="'Default Monospace'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5:02:26.767932647</meta:creation-date>
    <dc:date>2015-07-16T15:07:19.324082193</dc:date>
    <meta:editing-duration>PT4M16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83" meta:character-count="1345" meta:non-whitespace-character-count="1256"/>
  </office:meta>
</office:document-meta>
</file>